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375" officeooo:paragraph-rsid="0005a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ZajNI2ZSF29vThDlTACtmEfwUDBs1c2Lsy3Z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4:53:54.552487280</meta:creation-date>
    <dc:date>2023-12-04T15:02:58.744228035</dc:date>
    <meta:editing-duration>PT9M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6.2$Linux_X86_64 LibreOffice_project/10m0$Build-2</meta:generator>
  </office:meta>
</office:document-meta>
</file>